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6pt" fo:font-style="normal" fo:font-weight="bold" officeooo:rsid="0012906d" officeooo:paragraph-rsid="0012906d"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a2d02" officeooo:paragraph-rsid="002a2d02"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a2d02" officeooo:paragraph-rsid="002a2d02"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18pt" fo:font-style="normal" fo:font-weight="bold" officeooo:rsid="002a2d02" officeooo:paragraph-rsid="002a2d02" style:font-size-asian="18pt" style:font-style-asian="normal" style:font-weight-asian="bold" style:font-size-complex="18pt" style:font-style-complex="normal" style:font-weight-complex="bold"/>
    </style:style>
    <style:style style:name="P11" style:family="paragraph" style:parent-style-name="Standard">
      <style:paragraph-properties fo:text-align="justify" style:justify-single-word="false"/>
      <style:text-properties fo:font-size="12pt" fo:font-style="normal" fo:font-weight="bold" officeooo:rsid="0032fa43" officeooo:paragraph-rsid="0032fa43" style:font-size-asian="10.5pt" style:font-style-asian="normal" style:font-weight-asian="bold" style:font-size-complex="12pt" style:font-style-complex="normal" style:font-weight-complex="bold"/>
    </style:style>
    <style:style style:name="P12" style:family="paragraph" style:parent-style-name="Standard">
      <style:paragraph-properties fo:text-align="justify" style:justify-single-word="false"/>
      <style:text-properties fo:font-size="12pt" fo:font-style="normal" fo:font-weight="normal" officeooo:rsid="002bd77c" officeooo:paragraph-rsid="002bd77c" style:font-size-asian="10.5pt" style:font-style-asian="normal" style:font-weight-asian="normal" style:font-size-complex="12pt" style:font-style-complex="normal" style:font-weight-complex="normal"/>
    </style:style>
    <style:style style:name="P13" style:family="paragraph" style:parent-style-name="Standard" style:list-style-name="L2">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fo:font-weight="normal" officeooo:rsid="002d9488" officeooo:paragraph-rsid="002d94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fo:font-weight="normal" officeooo:rsid="002ece44" officeooo:paragraph-rsid="002ece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18" style:family="paragraph" style:parent-style-name="Standard" style:list-style-name="L3">
      <style:paragraph-properties fo:text-align="justify" style:justify-single-word="false"/>
      <style:text-properties fo:font-size="12pt" fo:font-style="normal" fo:font-weight="normal" officeooo:rsid="0032fa43" officeooo:paragraph-rsid="0032fa43" style:font-size-asian="10.5pt" style:font-style-asian="normal" style:font-weight-asian="normal" style:font-size-complex="12pt" style:font-style-complex="normal" style:font-weight-complex="normal"/>
    </style:style>
    <style:style style:name="P19" style:family="paragraph" style:parent-style-name="Standard" style:list-style-name="L3">
      <style:paragraph-properties fo:text-align="justify" style:justify-single-word="false"/>
      <style:text-properties fo:font-size="12pt" fo:font-style="normal" fo:font-weight="normal" officeooo:rsid="0039f413" officeooo:paragraph-rsid="0039f413" style:font-size-asian="10.5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ext-properties fo:font-size="12pt" fo:font-style="normal" fo:font-weight="normal" officeooo:rsid="003b60eb" officeooo:paragraph-rsid="003b60eb" style:font-size-asian="10.5pt" style:font-style-asian="normal" style:font-weight-asian="normal" style:font-size-complex="12pt" style:font-style-complex="normal" style:font-weight-complex="normal"/>
    </style:style>
    <style:style style:name="P21" style:family="paragraph" style:parent-style-name="Standard" style:list-style-name="L3">
      <style:paragraph-properties fo:text-align="justify" style:justify-single-word="false"/>
      <style:text-properties fo:font-size="12pt" fo:font-style="italic" fo:font-weight="normal" officeooo:rsid="003524d4" officeooo:paragraph-rsid="003524d4" style:font-size-asian="10.5pt" style:font-style-asian="italic" style:font-weight-asian="normal" style:font-size-complex="12pt" style:font-style-complex="italic" style:font-weight-complex="normal"/>
    </style:style>
    <style:style style:name="P22" style:family="paragraph" style:parent-style-name="Standard" style:list-style-name="L3">
      <style:paragraph-properties fo:text-align="justify" style:justify-single-word="false"/>
      <style:text-properties fo:font-size="12pt" fo:font-style="italic" fo:font-weight="normal" officeooo:rsid="00370fb9" officeooo:paragraph-rsid="00370fb9" style:font-size-asian="10.5pt" style:font-style-asian="italic" style:font-weight-asian="normal" style:font-size-complex="12pt" style:font-style-complex="italic" style:font-weight-complex="normal"/>
    </style:style>
    <style:style style:name="P23" style:family="paragraph" style:parent-style-name="Standard" style:list-style-name="L3">
      <style:paragraph-properties fo:text-align="justify" style:justify-single-word="false"/>
      <style:text-properties fo:font-size="12pt" fo:font-style="italic" fo:font-weight="normal" officeooo:rsid="003813f1" officeooo:paragraph-rsid="003813f1" style:font-size-asian="10.5pt" style:font-style-asian="italic" style:font-weight-asian="normal" style:font-size-complex="12pt" style:font-style-complex="italic" style:font-weight-complex="normal"/>
    </style:style>
    <style:style style:name="T1" style:family="text">
      <style:text-properties fo:font-size="10pt" officeooo:rsid="000d904f" style:font-size-asian="10pt" style:font-size-complex="10pt"/>
    </style:style>
    <style:style style:name="T2" style:family="text">
      <style:text-properties fo:font-size="10pt" officeooo:rsid="00267066"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officeooo:rsid="002d9488"/>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70fb9" style:font-style-asian="normal" style:font-style-complex="normal"/>
    </style:style>
    <style:style style:name="T9" style:family="text">
      <style:text-properties officeooo:rsid="00317472"/>
    </style:style>
    <style:style style:name="T10" style:family="text">
      <style:text-properties officeooo:rsid="00333270"/>
    </style:style>
    <style:style style:name="T11" style:family="text">
      <style:text-properties officeooo:rsid="00339092"/>
    </style:style>
    <style:style style:name="T12" style:family="text">
      <style:text-properties officeooo:rsid="0033e7af"/>
    </style:style>
    <style:style style:name="T13" style:family="text">
      <style:text-properties officeooo:rsid="003b60eb"/>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Ramka1" text:anchor-type="paragraph" svg:width="1.8638in" draw:z-index="0"><draw:text-box fo:min-height="0.7398in"><text:p text:style-name="P4">Radosław Gniazdowski</text:p><text:p text:style-name="P5">(+48) 505 044 594</text:p><text:p text:style-name="P5">(+48) 698 434 833</text:p><text:p text:style-name="P6">contact@flexigame.com</text:p></draw:text-box></draw:frame></text:p>
      <text:p text:style-name="P7"/>
      <text:p text:style-name="P7"/>
      <text:p text:style-name="P8">ParticleSystem</text:p>
      <text:p text:style-name="P9">Refactoring plan</text:p>
      <text:p text:style-name="P10">Connection of the PS to the GFX</text:p>
      <text:p text:style-name="P10">subsystem and drawing routine</text:p>
      <text:p text:style-name="P9"/>
      <text:p text:style-name="P12">Particle <text:span text:style-name="T5">System</text:span> loads special configuration files for particle effects. Particle config holds various info:</text:p>
      <text:list xml:id="list7328452249139467735" text:style-name="L2">
        <text:list-item>
          <text:p text:style-name="P13">collision / area checking toggle</text:p>
        </text:list-item>
        <text:list-item>
          <text:p text:style-name="P13">alpha blending toggle and type</text:p>
        </text:list-item>
        <text:list-item>
          <text:p text:style-name="P13">prerotation of particles toggle (facing screen/camera/viewer)</text:p>
        </text:list-item>
        <text:list-item>
          <text:p text:style-name="P13">start/end size of the particle</text:p>
        </text:list-item>
        <text:list-item>
          <text:p text:style-name="P13">texture information (texture name, texture sheet size, number of elements)</text:p>
        </text:list-item>
        <text:list-item>
          <text:p text:style-name="P13">min/max life</text:p>
        </text:list-item>
        <text:list-item>
          <text:p text:style-name="P13">TTL</text:p>
        </text:list-item>
        <text:list-item>
          <text:p text:style-name="P13">spread speed</text:p>
        </text:list-item>
        <text:list-item>
          <text:p text:style-name="P13">velocity information</text:p>
        </text:list-item>
        <text:list-item>
          <text:p text:style-name="P13">information on other effects</text:p>
        </text:list-item>
      </text:list>
      <text:p text:style-name="P14"/>
      <text:p text:style-name="P15">Single particle effect can be made of various particle effects. No repetition is made. For example one particle effect like <text:span text:style-name="T6">flame</text:span> can be used also in group effect <text:span text:style-name="T6">explosion</text:span>. Once again there are unique ID/handles and name tags.</text:p>
      <text:p text:style-name="P15"/>
      <text:p text:style-name="P15">Particle System is a Handle Manager, also extends the ManagerBase for compatibility. PS requires pointer to external SceneManager (any kind, 2D/3D).</text:p>
      <text:p text:style-name="P14"/>
      <text:p text:style-name="P15">Every ParticleEffect needs special kind of emitter. ParticleEmitter extends the GfxObject class so it can be placed in the scene. Also when ParticleEmitter is placed in the SceneManager the corresponding DrawCall is created to handle any kind of drawing required by the scene object (ParticleEmitter). Because of the SceneManager interface the valid draw call for object can be retrieved via object handle.</text:p>
      <text:p text:style-name="P14"/>
      <text:p text:style-name="P16">Now it is important to not do any more operations than required. With the DrawCall type of custom array with preallocated (reserved) size for the maximum particle number for the ParticleEmmiter, the ParticleEffect needs to update this array properly to animate created particles. There are no quads. Most probably the TRIANGLES primitive will be used. This means that for every single particle (which for most cases is a QUAD) there are 6 vertices to update (position and color, normals optional, UV stay the same). This seem to be an overkill.</text:p>
      <text:p text:style-name="P16"/>
      <text:p text:style-name="P16">However with this structure (SceneManager, DrawingBatch, DrawCall, SceneObject) and separation between managing, calculating, storing vertex data or objects and drawing them this is the only way.</text:p>
      <text:p text:style-name="P16"/>
      <text:p text:style-name="P16">So to update every frame the proper vertex data ParticleSystem needs to do calculations. Store emitters, get all the draw call pointers, update the vertex data based on the particle effect parameters and particle data.</text:p>
      <text:p text:style-name="P16"/>
      <text:p text:style-name="P16">There is one problem with this – the custom array data is OK. It needs to be reserved, have constant <text:soft-page-break/>capacity. The size however will be dynamic at all times. It is important that no destroying/releasing changing capacity occurs. <text:span text:style-name="T9">Vector::resize() function should do the trick as it calls destructors but does not change the containers capacity.</text:span></text:p>
      <text:p text:style-name="P16"/>
      <text:p text:style-name="P17">There is a slight problem with the ParticleEmitter that does group effects. Long story short the ParticleEffect will just store the information required to create new particles in groups and also calculate their new parameters in realtime every frame. But the storage for the particles needs to be held inside of the ParticleEmitter.</text:p>
      <text:p text:style-name="P17"/>
      <text:p text:style-name="P17">Now what with the ParticleEmitter that is created for a group of ParticleEffects. <text:span text:style-name="T6">Explosion</text:span> is made of:</text:p>
      <text:p text:style-name="P17">- <text:span text:style-name="T6">sparks</text:span></text:p>
      <text:p text:style-name="P17"><text:span text:style-name="T6">- smoke trails</text:span></text:p>
      <text:p text:style-name="P17"><text:span text:style-name="T6">- flames</text:span></text:p>
      <text:p text:style-name="P17"><text:span text:style-name="T6">- debris</text:span></text:p>
      <text:p text:style-name="P17"/>
      <text:p text:style-name="P17">As I see it now, ParticleEmitter will still require just one particle data array. However the Particle structure requires additional info (HANDLE will be the most fast and quite reliable) about the type effect from which it was created. With this additional field every particle can be animated properly as it stores information about it's unique capabilities.</text:p>
      <text:p text:style-name="P17"/>
      <text:p text:style-name="P17"/>
      <text:p text:style-name="P11">SOLUTION:</text:p>
      <text:list xml:id="list1816009313839563101" text:style-name="L3">
        <text:list-item>
          <text:p text:style-name="P18"><text:span text:style-name="T6">ParticleSystem</text:span> loads configuration files for effects.</text:p>
          <text:list>
            <text:list-item>
              <text:p text:style-name="P18">Every effect has unique name (handle/name tag).</text:p>
            </text:list-item>
            <text:list-item>
              <text:p text:style-name="P18">Some effects can be made of more than one subeffects.</text:p>
            </text:list-item>
            <text:list-item>
              <text:p text:style-name="P18">For every <text:span text:style-name="T6">ParticleEffect</text:span> there is created a separate <text:span text:style-name="T6">ParticleEmitter</text:span> (which extends <text:span text:style-name="T6">SceneObject</text:span>).</text:p>
            </text:list-item>
          </text:list>
        </text:list-item>
        <text:list-item>
          <text:p text:style-name="P18"><text:span text:style-name="T6">ParticleSystem</text:span> receives external pointer to valid <text:span text:style-name="T6">SceneManager</text:span> so the effects can be maintained in scene space and drawed accordingly.</text:p>
        </text:list-item>
        <text:list-item>
          <text:p text:style-name="P18"><text:span text:style-name="T6">ParticleSystem</text:span> adds <text:span text:style-name="T6">ParticleEmitters</text:span> to the <text:span text:style-name="T6">SceneManager</text:span>.</text:p>
          <text:list>
            <text:list-item>
              <text:p text:style-name="P18"><text:span text:style-name="T6">ParticleEmitter</text:span> has the same unique ID as the <text:span text:style-name="T6">ParticleEffect</text:span> which it maintains.</text:p>
            </text:list-item>
          </text:list>
        </text:list-item>
        <text:list-item>
          <text:p text:style-name="P18"><text:span text:style-name="T6">ParticleSystem</text:span> does not need to provide drawing functions.</text:p>
          <text:list>
            <text:list-item>
              <text:p text:style-name="P18"><text:span text:style-name="T6">ParticleSystem</text:span> has the special calculate() function which is similar to display() - meaning it calculates size, position, colors of the particles.</text:p>
            </text:list-item>
            <text:list-item>
              <text:p text:style-name="P18">This is achieved <text:span text:style-name="T10">with help of </text:span>the <text:span text:style-name="T6">SceneManager</text:span>. The <text:span text:style-name="T11">calculate</text:span> function retrieves pointers to <text:span text:style-name="T6">DrawCall</text:span> objects and manipulates their vertex data. It is done in a loop for every <text:span text:style-name="T6">ParticleEmitter</text:span> in the scene and it's corresponding <text:span text:style-name="T6">DrawCall</text:span>.</text:p>
            </text:list-item>
            <text:list-item>
              <text:p text:style-name="P18">The vertex data for every <text:span text:style-name="T6">ParticleEmitter</text:span> <text:span text:style-name="T12">has</text:span> predefined capacity, which is the sum of max number of particles for every <text:span text:style-name="T6">ParticleEffect</text:span> inside of <text:span text:style-name="T6">ParticleEmitter</text:span>.</text:p>
            </text:list-item>
          </text:list>
        </text:list-item>
        <text:list-item>
          <text:p text:style-name="P21">Particle<text:span text:style-name="T7"> structure has additional information (</text:span>Handle)<text:span text:style-name="T7"> about the </text:span>ParticleEffect<text:span text:style-name="T7"> that should be used to animate it.</text:span></text:p>
        </text:list-item>
        <text:list-item>
          <text:p text:style-name="P21">ParticleEffect<text:span text:style-name="T7"> object does not store information about the every </text:span>Particle<text:span text:style-name="T7"> that has been spawned.</text:span></text:p>
          <text:list>
            <text:list-item>
              <text:p text:style-name="P21"><text:span text:style-name="T7">This class will provide a function used to update information about a single particle </text:span><text:span text:style-name="T8">(usage of this function is optional)</text:span></text:p>
            </text:list-item>
          </text:list>
        </text:list-item>
        <text:list-item>
          <text:p text:style-name="P22">ParticleEmitter<text:span text:style-name="T7"> updates the particles realtime data. Equations are quite straightforward (</text:span>fgVector3f<text:span text:style-name="T7"> operations)</text:span></text:p>
        </text:list-item>
        <text:list-item>
          <text:p text:style-name="P22">ParticleEmitter<text:span text:style-name="T7"> can also update the vertex arrays in the same loop – in calculate() functions</text:span></text:p>
        </text:list-item>
        <text:list-item>
          <text:p text:style-name="P23">ParticleSystem<text:span text:style-name="T7"> requires external pointer to the </text:span>ResourceManager <text:span text:style-name="T7">or </text:span>TextureManager</text:p>
          <text:list>
            <text:list-item>
              <text:p text:style-name="P19">This pointer is provided from the <text:span text:style-name="T6">SceneManager</text:span> <text:span text:style-name="T13">(which needs to have this kind of information).</text:span></text:p>
            </text:list-item>
          </text:list>
        </text:list-item>
        <text:list-item>
          <text:p text:style-name="P20"><text:span text:style-name="T6">ParticleSystem</text:span> loads special configuration files made of INI config files for ease of use</text:p>
          <text:list>
            <text:list-item>
              <text:p text:style-name="P20">Maybe in the future this data can be loaded from binary structure fil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67066"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10-23T19:05:42.424531108</dc:date>
    <meta:editing-duration>PT3H17M31S</meta:editing-duration>
    <meta:editing-cycles>45</meta:editing-cycles>
    <meta:document-statistic meta:table-count="0" meta:image-count="0" meta:object-count="0" meta:page-count="2" meta:paragraph-count="57" meta:word-count="899" meta:character-count="5775" meta:non-whitespace-character-count="4958"/>
  </office:meta>
</office:document-meta>
</file>